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ffffff" draw:textarea-vertical-align="middle"/>
    </style:style>
    <style:style style:name="gr2" style:family="graphic" style:parent-style-name="standard">
      <style:graphic-properties svg:stroke-width="0.102cm" svg:stroke-color="#000000" draw:marker-start-width="0.508cm" draw:marker-end-width="0.508cm" draw:fill="solid" draw:fill-color="#ffffff" draw:textarea-vertical-align="middle" fo:padding-top="0.175cm" fo:padding-bottom="0.175cm" fo:padding-left="0.3cm" fo:padding-right="0.3cm" draw:shadow-offset-x="0.203cm" draw:shadow-offset-y="0.203cm"/>
    </style:style>
    <style:style style:name="gr3" style:family="graphic" style:parent-style-name="standard">
      <style:graphic-properties draw:stroke="solid" svg:stroke-width="0.102cm" svg:stroke-color="#000000" draw:marker-start-width="0.508cm" draw:marker-end-width="0.508cm" draw:fill="none" draw:fill-color="#ffffff" draw:textarea-vertical-align="middle" draw:auto-grow-width="true" fo:min-height="2.671cm" fo:min-width="1.907cm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02cm" svg:stroke-color="#000000" draw:marker-start-width="0.508cm" draw:marker-end-width="0.508cm" draw:fill="none" draw:fill-color="#ffffff" draw:textarea-vertical-align="middle" draw:auto-grow-width="true" fo:min-height="0.894cm" fo:min-width="6.387cm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02cm" svg:stroke-color="#000000" draw:marker-start-width="0.508cm" draw:marker-end-width="0.508cm" draw:fill="none" draw:fill-color="#ffffff" draw:textarea-vertical-align="middle" draw:auto-grow-width="true" fo:min-height="0.858cm" fo:min-width="6.387cm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02cm" svg:stroke-color="#000000" draw:marker-start-width="0.508cm" draw:marker-end-width="0.508cm" draw:fill="none" draw:fill-color="#ffffff" draw:textarea-vertical-align="middle" draw:auto-grow-width="true" fo:min-height="0.894cm" fo:min-width="2.797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0.893cm"/>
    </style:style>
    <style:style style:name="gr8" style:family="graphic" style:parent-style-name="standard">
      <style:graphic-properties svg:stroke-width="0.102cm" svg:stroke-color="#000000" draw:marker-start="Arrow" draw:marker-start-width="0.305cm" draw:marker-end="Arrow" draw:marker-end-width="0.305cm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fo:font-family="'Liberation Serif', 'Times New Roman'" style:font-family-generic="roman" fo:font-size="22pt" fo:font-style="normal" fo:text-shadow="none" style:text-underline-style="none" fo:font-weight="bold" style:letter-kerning="true" style:font-family-asian="文泉驛正黑" style:font-family-generic-asian="system" style:font-pitch-asian="variable" style:font-size-asian="22pt" style:font-style-asian="normal" style:font-weight-asian="bold" style:font-family-complex="'Lohit Devanagari'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7.653cm" svg:height="6.477cm" svg:x="0.3cm" svg:y="0cm">
          <text:p/>
        </draw:rect>
        <draw:rect draw:style-name="gr2" draw:text-style-name="P1" draw:layer="layout" svg:width="17.272cm" svg:height="5.334cm" svg:x="0.329cm" svg:y="0.2cm">
          <text:p/>
        </draw:rect>
        <draw:frame draw:style-name="gr3" draw:text-style-name="P2" draw:layer="layout" svg:width="2.507cm" svg:height="3.021cm" svg:x="1.113cm" svg:y="0.888cm">
          <draw:text-box>
            <text:p text:style-name="P1"><text:span text:style-name="T1">Synch</text:span></text:p>
            <text:p text:style-name="P1"><text:span text:style-name="T1">Clock</text:span></text:p>
            <text:p text:style-name="P1"><text:span text:style-name="T2">(ε)</text:span></text:p>
          </draw:text-box>
        </draw:frame>
        <draw:frame draw:style-name="gr4" draw:text-style-name="P2" draw:layer="layout" svg:width="6.987cm" svg:height="1.244cm" svg:x="4.563cm" svg:y="0.823cm">
          <draw:text-box>
            <text:p text:style-name="P1"><text:span text:style-name="T1">Aramis</text:span></text:p>
          </draw:text-box>
        </draw:frame>
        <draw:frame draw:style-name="gr4" draw:text-style-name="P2" draw:layer="layout" svg:width="6.987cm" svg:height="1.244cm" svg:x="4.563cm" svg:y="2.066cm">
          <draw:text-box>
            <text:p text:style-name="P1"><text:span text:style-name="T1">rmcast</text:span></text:p>
          </draw:text-box>
        </draw:frame>
        <draw:frame draw:style-name="gr5" draw:text-style-name="P2" draw:layer="layout" svg:width="6.987cm" svg:height="1.208cm" svg:x="4.563cm" svg:y="3.313cm">
          <draw:text-box>
            <text:p text:style-name="P1"><text:span text:style-name="T1">Reliable UDP</text:span></text:p>
          </draw:text-box>
        </draw:frame>
        <draw:frame draw:style-name="gr6" draw:text-style-name="P2" draw:layer="layout" svg:width="3.397cm" svg:height="1.244cm" svg:x="13.795cm" svg:y="0.2cm">
          <draw:text-box>
            <text:p text:style-name="P1"><text:span text:style-name="T1">FCC</text:span></text:p>
          </draw:text-box>
        </draw:frame>
        <draw:frame draw:style-name="gr6" draw:text-style-name="P2" draw:layer="layout" svg:width="3.397cm" svg:height="1.244cm" svg:x="13.794cm" svg:y="3.897cm">
          <draw:text-box>
            <text:p text:style-name="P1"><text:span text:style-name="T1">DMC</text:span></text:p>
          </draw:text-box>
        </draw:frame>
        <draw:frame draw:style-name="gr7" draw:text-style-name="P3" draw:layer="layout" svg:width="4.572cm" svg:height="1.143cm" svg:x="13.127cm" svg:y="5.388cm">
          <draw:text-box>
            <text:p><text:span text:style-name="T1">Network</text:span></text:p>
          </draw:text-box>
        </draw:frame>
        <draw:line draw:style-name="gr8" draw:text-style-name="P1" draw:layer="layout" svg:x1="8.047cm" svg:y1="4.745cm" svg:x2="8.047cm" svg:y2="6.423cm">
          <text:p/>
        </draw:line>
        <draw:frame draw:style-name="gr6" draw:text-style-name="P2" draw:layer="layout" svg:width="3.397cm" svg:height="1.244cm" svg:x="13.795cm" svg:y="1.997cm">
          <draw:text-box>
            <text:p text:style-name="P1"><text:span text:style-name="T1">G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文泉驛正黑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yan Emerson</meta:initial-creator>
    <meta:creation-date>2014-07-21T11:05:07</meta:creation-date>
    <dc:date>2014-12-16T14:14:04</dc:date>
    <meta:editing-duration>PT2H58M25S</meta:editing-duration>
    <meta:editing-cycles>24</meta:editing-cycles>
    <meta:generator>OpenOffice/4.0.1$Unix OpenOffice.org_project/401m5$Build-9714</meta:generator>
    <meta:document-statistic meta:object-count="11"/>
  </office:meta>
</office:document-meta>
</file>